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3.36mm" table:align="left"/>
    </style:style>
    <style:style style:name="Table1.A" style:family="table-column">
      <style:table-column-properties style:column-width="62.16mm"/>
    </style:style>
    <style:style style:name="Table1.B" style:family="table-column">
      <style:table-column-properties style:column-width="4.76mm"/>
    </style:style>
    <style:style style:name="Table1.C" style:family="table-column">
      <style:table-column-properties style:column-width="116.43mm"/>
    </style:style>
    <style:style style:name="Table1.A1" style:family="table-cell">
      <style:table-cell-properties fo:padding="0.97mm" fo:border="none"/>
    </style:style>
    <style:style style:name="Table1.8" style:family="table-row">
      <style:table-row-properties style:min-row-height="1.22mm"/>
    </style:style>
    <style:style style:name="Table1.10" style:family="table-row">
      <style:table-row-properties style:min-row-height="1.38mm"/>
    </style:style>
    <style:style style:name="tblPartners" style:family="table">
      <style:table-properties style:width="183.36mm" fo:margin-left="0.26mm" fo:margin-right="4.23mm" table:align="margins"/>
    </style:style>
    <style:style style:name="tblPartners.A" style:family="table-column">
      <style:table-column-properties style:column-width="30.96mm" style:rel-column-width="11064*"/>
    </style:style>
    <style:style style:name="tblPartners.B" style:family="table-column">
      <style:table-column-properties style:column-width="26.97mm" style:rel-column-width="9639*"/>
    </style:style>
    <style:style style:name="tblPartners.C" style:family="table-column">
      <style:table-column-properties style:column-width="27.18mm" style:rel-column-width="9715*"/>
    </style:style>
    <style:style style:name="tblPartners.D" style:family="table-column">
      <style:table-column-properties style:column-width="49.57mm" style:rel-column-width="17715*"/>
    </style:style>
    <style:style style:name="tblPartners.E" style:family="table-column">
      <style:table-column-properties style:column-width="24.87mm" style:rel-column-width="8889*"/>
    </style:style>
    <style:style style:name="tblPartners.F" style:family="table-column">
      <style:table-column-properties style:column-width="23.81mm" style:rel-column-width="8513*"/>
    </style:style>
    <style:style style:name="tblPartners.A1" style:family="table-cell">
      <style:table-cell-properties fo:padding="0.97mm" fo:border-left="0.18mm solid #000000" fo:border-right="none" fo:border-top="0.18mm solid #000000" fo:border-bottom="0.18mm solid #000000"/>
    </style:style>
    <style:style style:name="tblPartners.F1" style:family="table-cell">
      <style:table-cell-properties fo:padding="0.97mm" fo:border="0.18mm solid #000000"/>
    </style:style>
    <style:style style:name="tblPartners.A2" style:family="table-cell">
      <style:table-cell-properties fo:padding="0.97mm" fo:border-left="0.18mm solid #000000" fo:border-right="none" fo:border-top="none" fo:border-bottom="0.18mm solid #000000"/>
    </style:style>
    <style:style style:name="tblPartners.F2" style:family="table-cell">
      <style:table-cell-properties fo:padding="0.97mm" fo:border-left="0.18mm solid #000000" fo:border-right="0.18mm solid #000000" fo:border-top="none" fo:border-bottom="0.18mm solid #000000"/>
    </style:style>
    <style:style style:name="tblCO" style:family="table">
      <style:table-properties style:width="183.36mm" fo:margin-left="0mm" fo:margin-right="4.5mm" table:align="margins"/>
    </style:style>
    <style:style style:name="tblCO.A" style:family="table-column">
      <style:table-column-properties style:column-width="31.15mm" style:rel-column-width="11133*"/>
    </style:style>
    <style:style style:name="tblCO.B" style:family="table-column">
      <style:table-column-properties style:column-width="27.29mm" style:rel-column-width="9753*"/>
    </style:style>
    <style:style style:name="tblCO.C" style:family="table-column">
      <style:table-column-properties style:column-width="27.04mm" style:rel-column-width="9664*"/>
    </style:style>
    <style:style style:name="tblCO.D" style:family="table-column">
      <style:table-column-properties style:column-width="49.18mm" style:rel-column-width="17576*"/>
    </style:style>
    <style:style style:name="tblCO.E" style:family="table-column">
      <style:table-column-properties style:column-width="24.62mm" style:rel-column-width="8801*"/>
    </style:style>
    <style:style style:name="tblCO.F" style:family="table-column">
      <style:table-column-properties style:column-width="24.08mm" style:rel-column-width="8608*"/>
    </style:style>
    <style:style style:name="tblCO.A1" style:family="table-cell">
      <style:table-cell-properties fo:background-color="transparent" fo:padding="0.97mm" fo:border-left="0.18mm solid #000000" fo:border-right="none" fo:border-top="0.18mm solid #000000" fo:border-bottom="0.18mm solid #000000">
        <style:background-image/>
      </style:table-cell-properties>
    </style:style>
    <style:style style:name="tblCO.F1" style:family="table-cell">
      <style:table-cell-properties fo:background-color="transparent" fo:padding="0.97mm" fo:border="0.18mm solid #000000">
        <style:background-image/>
      </style:table-cell-properties>
    </style:style>
    <style:style style:name="tblCO.A2" style:family="table-cell">
      <style:table-cell-properties fo:background-color="transparent" fo:padding="0.97mm" fo:border-left="0.18mm solid #000000" fo:border-right="none" fo:border-top="none" fo:border-bottom="0.18mm solid #000000">
        <style:background-image/>
      </style:table-cell-properties>
    </style:style>
    <style:style style:name="tblCO.F2" style:family="table-cell">
      <style:table-cell-properties fo:background-color="transparent" fo:padding="0.97mm" fo:border-left="0.18mm solid #000000" fo:border-right="0.18mm solid #000000" fo:border-top="none" fo:border-bottom="0.18mm solid #000000">
        <style:background-image/>
      </style:table-cell-properties>
    </style:style>
    <style:style style:name="Table3" style:family="table">
      <style:table-properties style:width="171.98mm" table:align="left" style:shadow="none" fo:keep-with-next="always" style:may-break-between-rows="false"/>
    </style:style>
    <style:style style:name="Table3.A" style:family="table-column">
      <style:table-column-properties style:column-width="61.91mm"/>
    </style:style>
    <style:style style:name="Table3.B" style:family="table-column">
      <style:table-column-properties style:column-width="33.34mm"/>
    </style:style>
    <style:style style:name="Table3.C" style:family="table-column">
      <style:table-column-properties style:column-width="12.96mm"/>
    </style:style>
    <style:style style:name="Table3.D" style:family="table-column">
      <style:table-column-properties style:column-width="31.49mm"/>
    </style:style>
    <style:style style:name="Table3.E" style:family="table-column">
      <style:table-column-properties style:column-width="32.28m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97mm" fo:border="none"/>
    </style:style>
    <style:style style:name="Table3.A2" style:family="table-cell">
      <style:table-cell-properties fo:padding="0.97mm" fo:border-left="0.18mm solid #000000" fo:border-right="none" fo:border-top="0.18mm solid #000000" fo:border-bottom="0.18mm solid #000000"/>
    </style:style>
    <style:style style:name="Table3.B2" style:family="table-cell">
      <style:table-cell-properties fo:padding="0.97mm" fo:border="0.18mm solid #000000"/>
    </style:style>
    <style:style style:name="Table3.A3" style:family="table-cell">
      <style:table-cell-properties fo:padding="0.97mm" fo:border-left="0.18mm solid #000000" fo:border-right="none" fo:border-top="none" fo:border-bottom="0.18mm solid #000000"/>
    </style:style>
    <style:style style:name="Table3.B3" style:family="table-cell">
      <style:table-cell-properties fo:padding="0.97mm" fo:border-left="0.18mm solid #000000" fo:border-right="0.18mm solid #000000" fo:border-top="none" fo:border-bottom="0.18mm solid #000000"/>
    </style:style>
    <style:style style:name="Table3.7" style:family="table-row">
      <style:table-row-properties style:min-row-height="6.69mm" style:keep-together="false" fo:keep-together="always"/>
    </style:style>
    <style:style style:name="P1" style:family="paragraph" style:parent-style-name="Text_20_body">
      <style:text-properties fo:font-size="8pt" style:text-underline-style="none" style:font-size-asian="8pt" style:font-size-complex="8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text-underline-style="none" style:font-size-asian="10pt" style:font-size-complex="10pt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fo:text-transform="uppercase" fo:font-size="10pt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text-transform="uppercase" fo:font-size="10pt" style:font-size-asian="10pt" style:font-size-complex="10pt"/>
    </style:style>
    <style:style style:name="P8" style:family="paragraph" style:parent-style-name="Text_20_body">
      <style:text-properties fo:font-size="8pt" style:font-size-asian="8pt" style:font-size-complex="8pt"/>
    </style:style>
    <style:style style:name="P9" style:family="paragraph" style:parent-style-name="Text_20_body">
      <style:text-properties fo:font-size="10pt" style:text-underline-style="none" style:font-size-asian="10pt" style:font-size-complex="10pt"/>
    </style:style>
    <style:style style:name="P10" style:family="paragraph" style:parent-style-name="Text_20_body">
      <style:text-properties fo:font-size="10pt" style:font-size-asian="10pt" style:font-size-complex="10pt"/>
    </style:style>
    <style:style style:name="P11" style:family="paragraph" style:parent-style-name="Text_20_body">
      <style:paragraph-properties fo:margin-left="0mm" fo:margin-right="0mm" fo:text-indent="0mm" style:auto-text-indent="false"/>
      <style:text-properties fo:font-size="10pt" style:text-underline-style="none" style:font-size-asian="10pt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style:text-underline-style="none" style:font-size-asian="10pt" style:font-size-complex="10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number:date-style style:name="N116" number:title="User-defined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Name of limited liability partnership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2"><text:text-input text:description="llpReg.llpName">llpName</text:text-input></text:p>
          </table:table-cell>
        </table:table-row>
        <table:table-row>
          <table:table-cell table:style-name="Table1.A1" office:value-type="string">
            <text:p text:style-name="P2">Registration No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2"><text:text-input text:description="llpReg.llpNo">LLP1</text:text-input></text:p>
          </table:table-cell>
        </table:table-row>
        <table:table-row>
          <table:table-cell table:style-name="Table1.A1" office:value-type="string">
            <text:p text:style-name="P2">Registration Date 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2"><text:text-input text:description="llpReg.regDate?string(&quot;dd/MM/yyyy&quot;)">regDate</text:text-input></text:p>
          </table:table-cell>
        </table:table-row>
        <table:table-row>
          <table:table-cell table:style-name="Table1.A1" office:value-type="string">
            <text:p text:style-name="P2">Last Old Name(If Applicable)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-NA-</text:p>
          </table:table-cell>
        </table:table-row>
        <table:table-row>
          <table:table-cell table:style-name="Table1.A1" office:value-type="string">
            <text:p text:style-name="P2">Date of Change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-NA-</text:p>
          </table:table-cell>
        </table:table-row>
        <table:table-row>
          <table:table-cell table:style-name="Table1.A1" office:value-type="string">
            <text:p text:style-name="P2">Conversion (If Applicable)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-NA-</text:p>
          </table:table-cell>
        </table:table-row>
        <table:table-row>
          <table:table-cell table:style-name="Table1.A1" office:value-type="string">
            <text:p text:style-name="P2">Status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5"><text:text-input text:description="CodeResolver.resolveCode(llpReg.llpStatus,&quot;LLP_STATUS&quot;)">llpStatus</text:text-input></text:p>
          </table:table-cell>
        </table:table-row>
        <table:table-row table:style-name="Table1.8">
          <table:table-cell table:style-name="Table1.A1" office:value-type="string">
            <text:p text:style-name="P2">Nature of <text:s/>Business 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5"><text:text-input text:description="llpReg.natureOfBusinessDesc">natureOfBusinessDesc</text:text-input></text:p>
          </table:table-cell>
        </table:table-row>
        <table:table-row>
          <table:table-cell table:style-name="Table1.A1" office:value-type="string">
            <text:p text:style-name="P2">Address of registered Office 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5"><text:text-input text:description="llpReg.regAdd1">regAdd1</text:text-input> <text:text-input text:description="llpReg.regAdd2">regAdd2</text:text-input> <text:text-input text:description="llpReg.regAdd3">regAdd3</text:text-input> <text:text-input text:description="llpReg.regPostcode">regPostcode</text:text-input> <text:text-input text:description="llpReg.regCity">regCity</text:text-input></text:p>
          </table:table-cell>
        </table:table-row>
        <table:table-row table:style-name="Table1.1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5"><text:text-input text:description="CodeResolver.resolveCode(llpReg.regState,&quot;STATE_CODE&quot;)">regState</text:text-input> <text:text-input text:description="CodeResolver.resolveCode(llpReg.regCountry,&quot;COUNTRY_CODE&quot;)">regCountry</text:text-input></text:p>
          </table:table-cell>
        </table:table-row>
        <table:table-row>
          <table:table-cell table:style-name="Table1.A1" office:value-type="string">
            <text:p text:style-name="P2">Address of place of business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5"><text:text-input text:description="llpReg.bussinessAdd1">bussinessAdd1</text:text-input> <text:text-input text:description="llpReg.bussinessAdd2">bussinessAdd2</text:text-input> <text:text-input text:description="llpReg.bussinessAdd3">bussinessAdd3</text:text-input> <text:text-input text:description="llpReg.bussinessPostcode">bussinessPostcode</text:text-input> <text:text-input text:description="llpReg.bussinessCity">bussinessCity</text:text-input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5"><text:text-input text:description="CodeResolver.resolveCode(llpReg.bussinessStateCode,&quot;STATE_CODE&quot;)">bussinessStateCode</text:text-input> <text:text-input text:description="CodeResolver.resolveCode(llpReg.bussinessCountryCode,&quot;COUNTRY_CODE&quot;)">bussinessCountryCode</text:text-input></text:p>
          </table:table-cell>
        </table:table-row>
      </table:table>
      <text:p text:style-name="P2"/>
      <text:p text:style-name="P2"/>
      <text:p text:style-name="P2">Partners</text:p>
      <text:p text:style-name="P2"/>
      <table:table table:name="tblPartners" table:style-name="tblPartners">
        <table:table-column table:style-name="tblPartners.A"/>
        <table:table-column table:style-name="tblPartners.B"/>
        <table:table-column table:style-name="tblPartners.C"/>
        <table:table-column table:style-name="tblPartners.D"/>
        <table:table-column table:style-name="tblPartners.E"/>
        <table:table-column table:style-name="tblPartners.F"/>
        <table:table-row>
          <table:table-cell table:style-name="tblPartners.A1" office:value-type="string">
            <text:p text:style-name="P6">Name</text:p>
          </table:table-cell>
          <table:table-cell table:style-name="tblPartners.A1" office:value-type="string">
            <text:p text:style-name="P6">Identification No/Passport</text:p>
          </table:table-cell>
          <table:table-cell table:style-name="tblPartners.A1" office:value-type="string">
            <text:p text:style-name="P6">Nationality</text:p>
          </table:table-cell>
          <table:table-cell table:style-name="tblPartners.A1" office:value-type="string">
            <text:p text:style-name="P6">Place of Residence</text:p>
          </table:table-cell>
          <table:table-cell table:style-name="tblPartners.A1" office:value-type="string">
            <text:p text:style-name="P6">Date of Appointment</text:p>
          </table:table-cell>
          <table:table-cell table:style-name="tblPartners.F1" office:value-type="string">
            <text:p text:style-name="P6">Date of Resignation</text:p>
          </table:table-cell>
        </table:table-row>
        <table:table-row>
          <table:table-cell table:style-name="tblPartners.A2" office:value-type="string">
            <text:p text:style-name="P2"><text:script script:language="JOOScript">@table:table-row
[#list listPartner as partnerLink]</text:script><text:text-input text:description="partnerLink.llpUserProfile.name">partnerName</text:text-input></text:p>
          </table:table-cell>
          <table:table-cell table:style-name="tblPartners.A2" office:value-type="string">
            <text:p text:style-name="P6"><text:text-input text:description="partnerLink.llpUserProfile.idNo">idNo</text:text-input></text:p>
          </table:table-cell>
          <table:table-cell table:style-name="tblPartners.A2" office:value-type="string">
            <text:p text:style-name="P7"><text:text-input text:description="CodeResolver.resolveCode(partnerLink.llpUserProfile.nationality,&quot;NATIONALITY_TYPE&quot;)">nationality</text:text-input></text:p>
          </table:table-cell>
          <table:table-cell table:style-name="tblPartners.A2" office:value-type="string">
            <text:p text:style-name="P7"><text:text-input text:description="partnerLink.add1">add1</text:text-input> <text:text-input text:description="partnerLink.add2">add2</text:text-input> <text:text-input text:description="partnerLink.add3">add3</text:text-input> <text:text-input text:description="partnerLink.postcode">postcode</text:text-input> <text:text-input text:description="partnerLink.city">city</text:text-input> </text:p>
            <text:p text:style-name="P7"><text:text-input text:description="CodeResolver.resolveCode(partnerLink.state,&quot;STATE_CODE&quot;)">state</text:text-input> <text:text-input text:description="CodeResolver.resolveCode(partnerLink.country,&quot;COUNTRY_CODE&quot;)">country</text:text-input></text:p>
          </table:table-cell>
          <table:table-cell table:style-name="tblPartners.A2" office:value-type="string">
            <text:p text:style-name="P6"><text:text-input text:description="partnerLink.appointmentDate?string(&quot;dd/MM/yyyy&quot;)">appointmentDate</text:text-input></text:p>
          </table:table-cell>
          <table:table-cell table:style-name="tblPartners.F2" office:value-type="string">
            <text:p text:style-name="P6">-NA-<text:script script:language="JOOScript">@/table:table-row
[/#list]</text:script></text:p>
          </table:table-cell>
        </table:table-row>
      </table:table>
      <text:p text:style-name="P2"/>
      <text:p text:style-name="P2"/>
      <text:p text:style-name="P2"/>
      <text:p text:style-name="P2">Compliance Officers</text:p>
      <text:p text:style-name="P2"/>
      <table:table table:name="tblCO" table:style-name="tblCO">
        <table:table-column table:style-name="tblCO.A"/>
        <table:table-column table:style-name="tblCO.B"/>
        <table:table-column table:style-name="tblCO.C"/>
        <table:table-column table:style-name="tblCO.D"/>
        <table:table-column table:style-name="tblCO.E"/>
        <table:table-column table:style-name="tblCO.F"/>
        <table:table-row>
          <table:table-cell table:style-name="tblCO.A1" office:value-type="string">
            <text:p text:style-name="P6">Name</text:p>
          </table:table-cell>
          <table:table-cell table:style-name="tblCO.A1" office:value-type="string">
            <text:p text:style-name="P6">Identification No/Passport</text:p>
          </table:table-cell>
          <table:table-cell table:style-name="tblCO.A1" office:value-type="string">
            <text:p text:style-name="P6">Nationality</text:p>
          </table:table-cell>
          <table:table-cell table:style-name="tblCO.A1" office:value-type="string">
            <text:p text:style-name="P6">Place of Residence</text:p>
          </table:table-cell>
          <table:table-cell table:style-name="tblCO.A1" office:value-type="string">
            <text:p text:style-name="P6">Date of Appointment</text:p>
          </table:table-cell>
          <table:table-cell table:style-name="tblCO.F1" office:value-type="string">
            <text:p text:style-name="P6">Date of Resignation</text:p>
          </table:table-cell>
        </table:table-row>
        <table:table-row>
          <table:table-cell table:style-name="tblCO.A2" office:value-type="string">
            <text:p text:style-name="P6"><text:script script:language="JOOScript">@table:table-row
[#list listCo as itemCo]</text:script><text:text-input text:description="itemCo.llpUserProfile.name">coName</text:text-input></text:p>
          </table:table-cell>
          <table:table-cell table:style-name="tblCO.A2" office:value-type="string">
            <text:p text:style-name="P6"><text:text-input text:description="itemCo.llpUserProfile.idNo">idNo</text:text-input></text:p>
          </table:table-cell>
          <table:table-cell table:style-name="tblCO.A2" office:value-type="string">
            <text:p text:style-name="P7"><text:text-input text:description="CodeResolver.resolveCode(itemCo.llpUserProfile.nationality,&quot;NATIONALITY_TYPE&quot;)">nationality</text:text-input></text:p>
          </table:table-cell>
          <table:table-cell table:style-name="tblCO.A2" office:value-type="string">
            <text:p text:style-name="P7"><text:text-input text:description="itemCo.add1">add1</text:text-input> <text:text-input text:description="itemCo.add2">add2</text:text-input> <text:text-input text:description="itemCo.add3">add3</text:text-input> <text:text-input text:description="itemCo.postcode">postcode</text:text-input> <text:text-input text:description="itemCo.city">city</text:text-input> </text:p>
            <text:p text:style-name="P7"><text:text-input text:description="CodeResolver.resolveCode(itemCo.state,&quot;STATE_CODE&quot;)">state</text:text-input> <text:text-input text:description="CodeResolver.resolveCode(itemCo.country,&quot;COUNTRY_CODE&quot;)">country</text:text-input></text:p>
          </table:table-cell>
          <table:table-cell table:style-name="tblCO.A2" office:value-type="string">
            <text:p text:style-name="P6"><text:text-input text:description="itemCo.appointmentDate?string(&quot;dd/MM/yyyy&quot;)">appointmentDate</text:text-input></text:p>
          </table:table-cell>
          <table:table-cell table:style-name="tblCO.F2" office:value-type="string">
            <text:p text:style-name="P6">-NA-<text:script script:language="JOOScript">@/table:table-row
[/#list]</text:script></text:p>
          </table:table-cell>
        </table:table-row>
      </table:table>
      <text:p text:style-name="P2"/>
      <text:p text:style-name="P2">Total amount of capital contribution and reserves(If Applicable) : RM <text:span text:style-name="T1"><text:text-input text:description="llpReg.capitalContribution">capitalContribution</text:text-input></text:span></text:p>
      <text:p text:style-name="P3">Total amount of indebtedness(If Applicable): RM <text:span text:style-name="T1">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ext:soft-page-break/>
          <table:table-row table:style-name="Table3.1">
            <table:table-cell table:style-name="Table3.A1" office:value-type="string">
              <text:p text:style-name="P3">Summary of Financial Information : </text:p>
            </table:table-cell>
            <table:table-cell table:style-name="Table3.A1" table:number-columns-spanned="4" office:value-type="string">
              <text:p text:style-name="P3">Year End</text:p>
            </table:table-cell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6">Balance Sheet Items</text:p>
          </table:table-cell>
          <table:table-cell table:style-name="Table3.B2" office:value-type="string">
            <text:p text:style-name="P6">RM</text:p>
          </table:table-cell>
          <table:table-cell table:style-name="Table3.A1" table:number-rows-spanned="6" office:value-type="string">
            <text:p text:style-name="P6"/>
          </table:table-cell>
          <table:table-cell table:style-name="Table3.A2" office:value-type="string">
            <text:p text:style-name="P6">Income Statement Items</text:p>
          </table:table-cell>
          <table:table-cell table:style-name="Table3.B2" office:value-type="string">
            <text:p text:style-name="P6">RM</text:p>
          </table:table-cell>
        </table:table-row>
        <table:table-row table:style-name="Table3.1">
          <table:table-cell table:style-name="Table3.A3" office:value-type="string">
            <text:p text:style-name="P6">Non-Current assets</text:p>
          </table:table-cell>
          <table:table-cell table:style-name="Table3.B3" office:value-type="string">
            <text:p text:style-name="P6"/>
          </table:table-cell>
          <table:covered-table-cell/>
          <table:table-cell table:style-name="Table3.A3" office:value-type="string">
            <text:p text:style-name="P6">Revenue</text:p>
          </table:table-cell>
          <table:table-cell table:style-name="Table3.B3" office:value-type="string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6">Current assets</text:p>
          </table:table-cell>
          <table:table-cell table:style-name="Table3.B3" office:value-type="string">
            <text:p text:style-name="P6"/>
          </table:table-cell>
          <table:covered-table-cell/>
          <table:table-cell table:style-name="Table3.A3" office:value-type="string">
            <text:p text:style-name="P6">Profit / Loss</text:p>
          </table:table-cell>
          <table:table-cell table:style-name="Table3.B3" office:value-type="string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6">Non-Current Liabilities</text:p>
          </table:table-cell>
          <table:table-cell table:style-name="Table3.B3" office:value-type="string">
            <text:p text:style-name="P6"/>
          </table:table-cell>
          <table:covered-table-cell/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3" office:value-type="string">
            <text:p text:style-name="P6">Current Liabilities</text:p>
          </table:table-cell>
          <table:table-cell table:style-name="Table3.B3" office:value-type="string">
            <text:p text:style-name="P6"/>
          </table:table-cell>
          <table:covered-table-cell/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7">
          <table:table-cell table:style-name="Table3.A3" office:value-type="string">
            <text:p text:style-name="P6">Total capital contribution and Reserves</text:p>
          </table:table-cell>
          <table:table-cell table:style-name="Table3.B3" office:value-type="string">
            <text:p text:style-name="P6"/>
          </table:table-cell>
          <table:covered-table-cell/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table:number-columns-spanned="5" office:value-type="string">
            <text:p text:style-name="P10"><text:span text:style-name="T2">This information are from the limited liability partnership’s document  registered as at </text:span><text:span text:style-name="T2"><text:text-input text:description="llpReg.regDate?string(&quot;dd/MM/yyyy&quot;)">regDate</text:text-input></text:span><text:span text:style-name="T2">.</text:span></text:p>
            <text:p text:style-name="P9"/>
            <text:p text:style-name="P9"/>
            <text:p text:style-name="P9">Registrar Limited Liability Partnership</text:p>
            <text:p text:style-name="P10">Date : <text:date style:data-style-name="N116" text:date-value="2013-05-09T14:52:57.54">09/05/2013</text:date></text:p>
            <text:p text:style-name="P11">This information is computer generated. No signature is required.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fo:orphans="0" style:page-number="auto" fo:keep-with-next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0.49mm" fo:keep-together="always" fo:text-indent="0mm" style:auto-text-indent="false" style:page-number="auto" fo:keep-with-next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keep-with-next="auto"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9.22mm" style:type="center"/>
          <style:tab-stop style:position="198.44mm" style:type="right"/>
        </style:tab-stops>
      </style:paragraph-properties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0.39m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3.93mm" style:type="center"/>
          <style:tab-stop style:position="187.85mm" style:type="right"/>
        </style:tab-stops>
      </style:paragraph-properties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text-properties fo:font-size="8pt" style:font-size-asian="8pt" style:font-size-complex="8pt"/>
    </style:style>
    <style:page-layout style:name="Mpm1">
      <style:page-layout-properties fo:page-width="209.99mm" fo:page-height="296.99mm" style:num-format="1" style:print-orientation="portrait" fo:margin-top="2.12mm" fo:margin-bottom="19.44mm" fo:margin-left="11.11mm" fo:margin-right="11.0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svg:height="53.98mm" fo:margin-left="0mm" fo:margin-right="0mm" fo:margin-bottom="4.99mm" style:dynamic-spacing="false"/>
      </style:header-style>
      <style:footer-style>
        <style:header-footer-properties svg:height="1.39mm" fo:margin-left="0mm" fo:margin-right="0mm" fo:margin-top="4.99mm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9.99mm" fo:page-height="296.99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H34M8S</meta:editing-duration>
    <meta:editing-cycles>317</meta:editing-cycles>
    <meta:generator>OpenOffice.org/3.3$Win32 OpenOffice.org_project/330m20$Build-9567</meta:generator>
    <dc:date>2013-05-09T14:52:57.43</dc:date>
    <dc:creator>shahrizul zakaria</dc:creator>
    <meta:document-statistic meta:table-count="4" meta:image-count="0" meta:object-count="0" meta:page-count="2" meta:paragraph-count="81" meta:word-count="198" meta:character-count="1437"/>
    <meta:user-defined meta:name="Info 1"/>
    <meta:user-defined meta:name="Info 2"/>
    <meta:user-defined meta:name="Info 3"/>
    <meta:user-defined meta:name="Info 4"/>
  </office:meta>
</office:document-meta>
</file>